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38e" officeooo:paragraph-rsid="001b838e"/>
    </style:style>
    <style:style style:name="P2" style:family="paragraph">
      <style:text-properties style:font-name="F" fo:font-size="12pt"/>
    </style:style>
    <style:style style:name="gr1" style:family="graphic">
      <style:graphic-properties draw:textarea-horizontal-align="justify" draw:textarea-vertical-align="middle" draw:auto-grow-height="false" fo:min-height="2.328cm" fo:min-width="4.78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3.429cm" fo:min-width="5.9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3.664cm" fo:min-width="5.6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29cm" fo:min-width="2.3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919cm" fo:min-width="3.8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75cm" fo:min-width="3.9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388cm" fo:min-width="5.40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115cm" fo:min-width="5.9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51cm" fo:min-width="1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099cm" fo:min-width="0.4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951cm" fo:min-width="0.4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071cm" fo:min-width="0.49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981cm" fo:min-width="0.5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277cm" fo:min-width="0.54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425cm" fo:min-width="1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3" draw:style-name="gr1" svg:width="7.6cm" svg:height="3.698cm" svg:x="8.754cm" svg:y="0.111cm"><text:p text:style-name="P2">Inserir primeira média</text:p><text:p text:style-name="P2"/><text:p text:style-name="P2">inserir segunda média</text:p><text:p text:style-name="P2"/><text:p text:style-name="P2">inserirr terceira medi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Forma 1" draw:style-name="gr2" svg:width="6.31cm" svg:height="3.8cm" svg:x="0.783cm" svg:y="0.111cm"><text:p>Calculo de media ini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custom-shape text:anchor-type="paragraph" draw:z-index="2" draw:name="Forma 2" draw:style-name="gr3" svg:width="5.7cm" svg:height="3.664cm" svg:x="9.262cm" svg:y="4.078cm"><text:p>Calculo da medi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a 4" draw:style-name="gr4" svg:width="4.749cm" svg:height="5.056cm" svg:x="9.195cm" svg:y="9.47cm"><text:p>Passou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Forma 5" draw:style-name="gr5" svg:width="6.345cm" svg:height="2.918cm" svg:x="1.63cm" svg:y="11.472cm"><text:p>não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name="Forma 6" draw:style-name="gr6" svg:width="6.446cm" svg:height="2.749cm" svg:x="11.672cm" svg:y="14.695cm"><text:p>sim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" draw:name="Forma 7" draw:style-name="gr7" svg:width="5.665cm" svg:height="2.647cm" svg:x="2.106cm" svg:y="16.967cm"><text:p>reprovad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 8" draw:style-name="gr8" svg:width="6.141cm" svg:height="2.341cm" svg:x="11.569cm" svg:y="19.341cm"><text:p>aprovad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 9" draw:style-name="gr9" svg:width="1.257cm" svg:height="1.019cm" svg:x="7.498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 10" draw:style-name="gr10" svg:width="0.849cm" svg:height="1.257cm" svg:x="11.128cm" svg:y="2.6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11" draw:style-name="gr11" svg:width="0.849cm" svg:height="1.086cm" svg:x="11.095cm" svg:y="8.1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Forma 12" draw:style-name="gr12" svg:width="0.983cm" svg:height="1.223cm" svg:x="13.266cm" svg:y="13.0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Forma 13" draw:style-name="gr13" svg:width="1.052cm" svg:height="1.121cm" svg:x="14.113cm" svg:y="17.9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Forma 14" draw:style-name="gr14" svg:width="1.086cm" svg:height="1.46cm" svg:x="4.209cm" svg:y="15.2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Forma 15" draw:style-name="gr15" svg:width="1.255cm" svg:height="0.849cm" svg:x="8.144cm" svg:y="11.0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20:11:35.311000000</meta:creation-date>
    <dc:date>2025-05-29T20:24:36.730000000</dc:date>
    <meta:editing-duration>PT13M1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